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2347in" fo:margin-left="-0.1743in" table:align="left"/>
    </style:style>
    <style:style style:name="Tabelle1.A" style:family="table-column">
      <style:table-column-properties style:column-width="4.5021in"/>
    </style:style>
    <style:style style:name="Tabelle1.B" style:family="table-column">
      <style:table-column-properties style:column-width="2.7326in"/>
    </style:style>
    <style:style style:name="Tabelle1.A1" style:family="table-cell">
      <style:table-cell-properties fo:padding="0in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officeooo:rsid="003846d3" officeooo:paragraph-rsid="003846d3" style:font-weight-asian="bold" style:font-weight-complex="bold"/>
    </style:style>
    <style:style style:name="P3" style:family="paragraph" style:parent-style-name="Standard">
      <style:text-properties style:font-name="Calibri" officeooo:rsid="003846d3" officeooo:paragraph-rsid="003bb54c"/>
    </style:style>
    <style:style style:name="P4" style:family="paragraph" style:parent-style-name="Standard">
      <style:text-properties officeooo:paragraph-rsid="0034d089"/>
    </style:style>
    <style:style style:name="P5" style:family="paragraph" style:parent-style-name="Standard">
      <style:text-properties officeooo:rsid="003846d3" officeooo:paragraph-rsid="003846d3"/>
    </style:style>
    <style:style style:name="P6" style:family="paragraph" style:parent-style-name="Standard">
      <style:text-properties officeooo:rsid="003846d3" officeooo:paragraph-rsid="00387d29"/>
    </style:style>
    <style:style style:name="P7" style:family="paragraph" style:parent-style-name="Standard">
      <style:text-properties officeooo:rsid="003846d3" officeooo:paragraph-rsid="003bb54c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officeooo:paragraph-rsid="003a0f87"/>
    </style:style>
    <style:style style:name="P10" style:family="paragraph" style:parent-style-name="Standard">
      <style:text-properties style:font-name="Calibri" officeooo:rsid="003a0f87" officeooo:paragraph-rsid="003a0f87"/>
    </style:style>
    <style:style style:name="P11" style:family="paragraph" style:parent-style-name="Standard">
      <style:text-properties style:font-name="Calibri" officeooo:rsid="003bb54c" officeooo:paragraph-rsid="003bb54c"/>
    </style:style>
    <style:style style:name="P12" style:family="paragraph" style:parent-style-name="Standard">
      <style:text-properties style:font-name="Calibri" officeooo:paragraph-rsid="0037f5e5"/>
    </style:style>
    <style:style style:name="P13" style:family="paragraph" style:parent-style-name="Standard">
      <style:text-properties style:font-name="Calibri" officeooo:rsid="0037f5e5" officeooo:paragraph-rsid="0037f5e5"/>
    </style:style>
    <style:style style:name="P14" style:family="paragraph" style:parent-style-name="Standard">
      <style:text-properties style:font-name="Calibri" officeooo:rsid="00387d29" officeooo:paragraph-rsid="00387d29"/>
    </style:style>
    <style:style style:name="P15" style:family="paragraph" style:parent-style-name="Standard">
      <style:text-properties style:font-name="Calibri" fo:font-weight="normal" officeooo:rsid="0037f5e5" officeooo:paragraph-rsid="0037f5e5" style:font-weight-asian="normal" style:font-weight-complex="normal"/>
    </style:style>
    <style:style style:name="P16" style:family="paragraph" style:parent-style-name="Standard">
      <style:text-properties style:font-name="Calibri" officeooo:paragraph-rsid="003bb54c"/>
    </style:style>
    <style:style style:name="P17" style:family="paragraph" style:parent-style-name="Table_20_Contents">
      <style:text-properties style:font-name="Calibri"/>
    </style:style>
    <style:style style:name="P18" style:family="paragraph" style:parent-style-name="Table_20_Contents">
      <style:text-properties style:font-name="Calibri" fo:font-size="18pt" fo:font-weight="normal" officeooo:rsid="0034d089" officeooo:paragraph-rsid="0034d089" style:font-size-asian="18pt" style:font-weight-asian="normal" style:font-size-complex="18pt" style:font-weight-complex="normal"/>
    </style:style>
    <style:style style:name="P19" style:family="paragraph" style:parent-style-name="Table_20_Contents">
      <style:text-properties style:font-name="Calibri" fo:font-size="18pt" officeooo:rsid="0034d089" officeooo:paragraph-rsid="0034d089" style:font-size-asian="18pt" style:font-size-complex="18pt"/>
    </style:style>
    <style:style style:name="P20" style:family="paragraph" style:parent-style-name="Table_20_Contents">
      <style:text-properties style:font-name="Calibri" officeooo:rsid="0034d089" officeooo:paragraph-rsid="0037f5e5"/>
    </style:style>
    <style:style style:name="P21" style:family="paragraph" style:parent-style-name="Table_20_Contents">
      <style:text-properties style:font-name="Calibri" officeooo:rsid="0034d089" officeooo:paragraph-rsid="0034d089"/>
    </style:style>
    <style:style style:name="P22" style:family="paragraph" style:parent-style-name="Table_20_Contents">
      <style:text-properties style:font-name="Calibri" officeooo:paragraph-rsid="00379a23"/>
    </style:style>
    <style:style style:name="P23" style:family="paragraph" style:parent-style-name="Table_20_Contents">
      <style:text-properties style:font-name="Calibri" officeooo:rsid="00379a23" officeooo:paragraph-rsid="00379a23"/>
    </style:style>
    <style:style style:name="P24" style:family="paragraph" style:parent-style-name="Table_20_Contents">
      <style:text-properties style:font-name="Calibri" officeooo:rsid="0037f5e5" officeooo:paragraph-rsid="0037f5e5"/>
    </style:style>
    <style:style style:name="P25" style:family="paragraph" style:parent-style-name="Table_20_Contents">
      <style:text-properties style:font-name="Calibri" officeooo:paragraph-rsid="0034d089"/>
    </style:style>
    <style:style style:name="P26" style:family="paragraph" style:parent-style-name="Table_20_Contents">
      <style:text-properties style:font-name="Calibri" fo:font-weight="bold" officeooo:rsid="0037f5e5" officeooo:paragraph-rsid="0037f5e5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34d089"/>
    </style:style>
    <style:style style:name="T3" style:family="text">
      <style:text-properties style:font-name="Calibri" officeooo:rsid="0037f5e5"/>
    </style:style>
    <style:style style:name="T4" style:family="text">
      <style:text-properties style:font-name="Calibri" officeooo:rsid="00387d29"/>
    </style:style>
    <style:style style:name="T5" style:family="text">
      <style:text-properties style:font-name="Calibri" officeooo:rsid="003bb54c"/>
    </style:style>
    <style:style style:name="T6" style:family="text">
      <style:text-properties officeooo:rsid="00379a23"/>
    </style:style>
    <style:style style:name="T7" style:family="text">
      <style:text-properties officeooo:rsid="0037f5e5"/>
    </style:style>
    <style:style style:name="T8" style:family="text">
      <style:text-properties officeooo:rsid="003a0f87"/>
    </style:style>
    <style:style style:name="T9" style:family="text">
      <style:text-properties officeooo:rsid="003bb54c"/>
    </style:style>
    <style:style style:name="T10" style:family="text">
      <style:text-properties officeooo:rsid="003bbccc"/>
    </style:style>
    <style:style style:name="T11" style:family="text">
      <style:text-properties officeooo:rsid="0034d089"/>
    </style:style>
    <style:style style:name="T12" style:family="text">
      <style:text-properties style:font-name="Calibri"/>
    </style:style>
    <style:style style:name="T13" style:family="text">
      <style:text-properties style:font-name="Calibri" officeooo:rsid="0034d089"/>
    </style:style>
    <style:style style:name="T14" style:family="text">
      <style:text-properties style:font-name="Calibri" officeooo:rsid="003bb54c"/>
    </style:style>
    <style:style style:name="T15" style:family="text">
      <style:text-properties style:font-name="Calibri" officeooo:rsid="00387d29"/>
    </style:style>
    <style:style style:name="T16" style:family="text">
      <style:text-properties officeooo:rsid="00387d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<text:span text:style-name="Strong_20_Emphasis"><text:span text:style-name="T2">Astefanoaie Nicolae Stelian</text:span></text:span></text:p>
            <text:p text:style-name="P4"><text:span text:style-name="Strong_20_Emphasis"><text:span text:style-name="T2">Software Developer</text:span></text:span></text:p>
          </table:table-cell>
          <table:table-cell table:style-name="Tabelle1.A1" office:value-type="string">
            <text:p text:style-name="P21">https://nicolae-stelian.gihub.io</text:p>
            <text:p text:style-name="P21">stelu26@gmail.com</text:p>
            <text:p text:style-name="P21">Madrid, Spain</text:p>
          </table:table-cell>
        </table:table-row>
        <table:table-row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25"/>
          </table:table-cell>
        </table:table-row>
        <table:table-row>
          <table:table-cell table:style-name="Tabelle1.A1" office:value-type="string">
            <text:p text:style-name="P18">Experience</text:p>
          </table:table-cell>
          <table:table-cell table:style-name="Tabelle1.A1" office:value-type="string">
            <text:p text:style-name="P19">Skils</text:p>
          </table:table-cell>
        </table:table-row>
        <table:table-row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7"/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1">Novabase</text:span></text:span></text:p>
          </table:table-cell>
          <table:table-cell table:style-name="Tabelle1.A1" office:value-type="string">
            <text:p text:style-name="P2"><text:span text:style-name="Strong_20_Emphasis"><text:span text:style-name="T1">Technical</text:span></text:span></text:p>
          </table:table-cell>
        </table:table-row>
        <table:table-row>
          <table:table-cell table:style-name="Tabelle1.A1" office:value-type="string">
            <text:p text:style-name="P20">Software Developer, April 201<text:span text:style-name="T9">8</text:span> <text:span text:style-name="T7">–</text:span> Present</text:p>
          </table:table-cell>
          <table:table-cell table:style-name="Tabelle1.A1" office:value-type="string">
            <text:p text:style-name="P17"/>
          </table:table-cell>
        </table:table-row>
        <table:table-row>
          <table:table-cell table:style-name="Tabelle1.A1" office:value-type="string">
            <text:p text:style-name="P17"/>
            <text:p text:style-name="P17">- <text:span text:style-name="T6">build a system for radio stations that automatic publish audios to the internet</text:span></text:p>
            <text:p text:style-name="P22">- <text:span text:style-name="T6">automatic detection of advertisement and </text:span></text:p>
            <text:p text:style-name="P23">remove from audio, translate audio, and generate some public format (for amazon, goole, apple) </text:p>
            <text:p text:style-name="P22">- <text:span text:style-name="T6">monitoring system <text:s/>failure and loading of system</text:span></text:p>
            <text:p text:style-name="P23"/>
          </table:table-cell>
          <table:table-cell table:style-name="Tabelle1.A1" office:value-type="string">
            <text:p text:style-name="P23">- Php, Symfony, Javascript</text:p>
            <text:p text:style-name="P23">- Elasticsearch, Grafana, MySql</text:p>
            <text:p text:style-name="P23">- Ubuntu, Centos, ant</text:p>
            <text:p text:style-name="P23">- Html, css, boostrap</text:p>
            <text:p text:style-name="P23">- Unit testing, phpunit</text:p>
            <text:p text:style-name="P23">- jira, agile, <text:span text:style-name="T10">git, svn, mercurial</text:span></text:p>
            <text:p text:style-name="P23">- <text:span text:style-name="T7">api, rest, json, rss</text:span></text:p>
            <text:p text:style-name="P23">- <text:span text:style-name="T7">bluemix</text:span></text:p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1">IBM</text:span></text:span></text:p>
          </table:table-cell>
          <table:table-cell table:style-name="Tabelle1.A1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24">Software developer, August 2017 – April 201<text:span text:style-name="T9">8</text:span></text:p>
          </table:table-cell>
          <table:table-cell table:style-name="Tabelle1.A1" office:value-type="string">
            <text:p text:style-name="P2"><text:span text:style-name="Strong_20_Emphasis"><text:span text:style-name="T1">Education</text:span></text:span></text:p>
          </table:table-cell>
        </table:table-row>
        <table:table-row>
          <table:table-cell table:style-name="Tabelle1.A1" office:value-type="string">
            <text:p text:style-name="P1"/>
            <text:p text:style-name="P12">- <text:span text:style-name="T7">collect data from different ticketing application, excel, txt, logs, emails and generate reports and statistics.</text:span></text:p>
            <text:p text:style-name="P13"><text:s text:c="2"/></text:p>
          </table:table-cell>
          <table:table-cell table:style-name="Tabelle1.A1" office:value-type="string">
            <text:p text:style-name="P15"/>
            <text:p text:style-name="P15">1999 – 2003 (bachelor)</text:p>
            <text:p text:style-name="P13">- Computer Science - Iasi, Ro</text:p>
            <text:p text:style-name="P13"/>
          </table:table-cell>
        </table:table-row>
        <table:table-row>
          <table:table-cell table:style-name="Tabelle1.A1" office:value-type="string">
            <text:p text:style-name="P5"><text:span text:style-name="Strong_20_Emphasis"><text:span text:style-name="T1">Novabase</text:span></text:span></text:p>
          </table:table-cell>
          <table:table-cell table:style-name="Tabelle1.A1" office:value-type="string">
            <text:p text:style-name="P6"><text:span text:style-name="Strong_20_Emphasis"><text:span text:style-name="T4">Certifications</text:span></text:span></text:p>
          </table:table-cell>
        </table:table-row>
        <table:table-row>
          <table:table-cell table:style-name="Tabelle1.A1" office:value-type="string">
            <text:p text:style-name="P14">Software developer, Mar<text:span text:style-name="T8">ch</text:span> 2015 – Aug<text:span text:style-name="T8">u</text:span>st 2017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  <text:p text:style-name="P9">- <text:span text:style-name="T8">maintain and develop new feature for an</text:span></text:p>
            <text:p text:style-name="P10">application that manage audio and video </text:p>
            <text:p text:style-name="P10">for all Prisa Group pages (cadenaser, diarioas, elpais).</text:p>
            <text:p text:style-name="P9"/>
          </table:table-cell>
          <table:table-cell table:style-name="Tabelle1.A1" office:value-type="string">
            <text:p text:style-name="P11">2019 Coursera</text:p>
            <text:p text:style-name="P1"><text:s text:c="3"/>- <text:span text:style-name="T9">Algorithms Specialization</text:span></text:p>
            <text:p text:style-name="P1"/>
            <text:p text:style-name="P11">2018 SensioLabs</text:p>
            <text:p text:style-name="P11"><text:s text:c="3"/>- Symfony 3 Certified Developer</text:p>
            <text:p text:style-name="P11"/>
            <text:p text:style-name="P11">2010 Zend Tecnologies</text:p>
            <text:p text:style-name="P11"><text:s text:c="3"/>- Php 5.3 Certifed Engineer</text:p>
          </table:table-cell>
        </table:table-row>
        <table:table-row>
          <table:table-cell table:style-name="Tabelle1.A1" office:value-type="string">
            <text:p text:style-name="P7"><text:span text:style-name="Strong_20_Emphasis"><text:span text:style-name="T5">PromoTouch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1">Software developer, Jun 2014 – Feb 2015</text:p>
            <text:p text:style-name="P1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5">Genexies Mobil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1">Software developer, March 2014 – May 2014</text:p>
            <text:p text:style-name="P1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5">Pipelin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1">Software developer, Jul 2012 – Feb 2014</text:p>
            <text:p text:style-name="P11"/>
          </table:table-cell>
          <table:table-cell table:style-name="Tabelle1.A1" office:value-type="string">
            <text:p text:style-name="P1"/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5">Dejavu Arts</text:span></text:span></text:p>
          </table:table-cell>
          <table:table-cell table:style-name="Tabelle1.A1" office:value-type="string">
            <text:p text:style-name="P16"/>
          </table:table-cell>
        </table:table-row>
        <table:table-row>
          <table:table-cell table:style-name="Tabelle1.A1" office:value-type="string">
            <text:p text:style-name="P11">Software developer, April 2011 – April 2012</text:p>
            <text:p text:style-name="P1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5">Border Police, Ro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1">Officer, Dec 2005 – April 2011</text:p>
            <text:p text:style-name="P1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5">Petar Computers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1">Software developer, Feb 2005 – Dec 2005</text:p>
            <text:p text:style-name="P11"/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color="#004586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9-06-17T18:04:43.563630189</meta:creation-date>
    <meta:editing-cycles>9</meta:editing-cycles>
    <meta:editing-duration>PT38M37S</meta:editing-duration>
    <meta:initial-creator>stelu </meta:initial-creator>
    <dc:date>2019-06-17T19:48:20.012168971</dc:date>
    <dc:creator>stelu </dc:creator>
    <meta:document-statistic meta:table-count="1" meta:image-count="0" meta:object-count="0" meta:page-count="1" meta:paragraph-count="53" meta:word-count="222" meta:character-count="1511" meta:non-whitespace-character-count="1316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usr/lib/libreoffice/share/template/common/personal/CV.ott" meta:date="2019-06-17T18:04:43.187758245"/>
  </office:meta>
</office:document-meta>
</file>